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5.999cm"/>
    </style:style>
    <style:style style:name="co9" style:family="table-column">
      <style:table-column-properties fo:break-before="auto" style:column-width="3.58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rmer – månghörning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rmer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rmer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Dju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Bil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Insekt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Cisco – Andr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Cisco – Med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Cisco – Produkt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Cisco – WAN – LAN 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Domino – vanlig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Domino – numrerad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Elektronikdelar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Elektronikdelar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Elektronikdelar 3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Elektronikdelar 4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Elektronik – krets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Elektronik – märk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Elektronik – mätar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l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Arkitektur – överdrag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Arkitektur – möbl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Arkitektur – byggnad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Arkitektur – badrum, kö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Arkitektur – kö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Arkitektur – fönster, dörr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lödesdiagram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lödesdiagram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Faun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Byggnad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Växt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Staty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Landskap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Städ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Blommo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Terapi – allmän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Väd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rdo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Skylt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Blå ma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emi – Aminosyro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Logiska skylt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Logiska port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Logotyp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Smilis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Pil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3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4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5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6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7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8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9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10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1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lockan 1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Pneumatikdel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Dator – allmän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Dator – nätver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Dator – nätverksapparat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Dator – WiFi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Numm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Skyltar – far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Objek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Afri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Ameri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Austral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Asi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Sydameri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Europ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Europa 1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Frankrik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Frankrike – region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skylta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Kanad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Kontinent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Mellanöster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Mellanamerika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Medeltid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Mexico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Forntid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Symbol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historia – 1900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artor – Världe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Grödo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Bråkta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laggo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Musikinstrumen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Not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Specialpiktogram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Firand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oods and Drink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Mat och dryck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– Human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Människo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Objekt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Rymd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Fotografier – Reso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OpenOffice.org-logotyp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Religion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Byggnader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Hemsida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string">
            <text:p>06.07.2006 12: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sv</text:p>
          </table:table-cell>
          <table:table-cell office:value-type="string">
            <text:p>Kulor 2</text:p>
          </table:table-cell>
          <table:table-cell table:number-columns-repeated="3"/>
          <table:table-cell office:value-type="string">
            <text:p>06.07.2006 12: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5">2007.12.05</text:date>, <text:time>21:09:12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06-20T13:50:25</meta:creation-date>
    <dc:creator>AgentK</dc:creator>
    <dc:date>2007-12-05T21:09:12</dc:date>
    <meta:editing-cycles>4</meta:editing-cycles>
    <meta:editing-duration>PT51M20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